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ans-serif"/>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style:font-name="Ubuntu"/>
    </style:style>
    <style:style style:name="P3" style:family="paragraph" style:parent-style-name="Standard">
      <style:text-properties style:font-name="Ubuntu" fo:font-weight="bold" style:font-weight-asian="bold" style:font-weight-complex="bold"/>
    </style:style>
    <style:style style:name="P4" style:family="paragraph" style:parent-style-name="Standard">
      <style:text-properties style:font-name="Courier New" fo:font-size="10.5pt" style:font-size-asian="10.5pt" style:font-size-complex="10.5pt"/>
    </style:style>
    <style:style style:name="P5" style:family="paragraph" style:parent-style-name="Standard">
      <style:text-properties fo:color="#000000" style:font-name="Courier New" fo:font-size="10pt" style:font-size-asian="10pt" style:font-size-complex="10pt"/>
    </style:style>
    <style:style style:name="P6" style:family="paragraph" style:parent-style-name="Standard">
      <style:text-properties fo:color="#000000" style:font-name="Courier New" fo:font-size="10pt" fo:font-style="normal" style:font-size-asian="10pt" style:font-style-asian="normal" style:font-size-complex="10pt" style:font-style-complex="normal"/>
    </style:style>
    <style:style style:name="P7" style:family="paragraph" style:parent-style-name="Standard">
      <style:text-properties fo:color="#000000" style:font-name="Courier New" fo:font-size="10.5pt" fo:font-weight="normal" style:font-size-asian="10.5pt" style:font-weight-asian="normal" style:font-size-complex="10.5pt" style:font-weight-complex="normal"/>
    </style:style>
    <style:style style:name="P8"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style>
    <style:style style:name="T4" style:family="text">
      <style:text-properties fo:color="#007020" fo:font-weight="bold"/>
    </style:style>
    <style:style style:name="T5" style:family="text">
      <style:text-properties fo:color="#007020" fo:font-style="normal" fo:font-weight="bold"/>
    </style:style>
    <style:style style:name="T6" style:family="text">
      <style:text-properties fo:color="#007020" fo:font-style="normal" fo:font-weight="normal"/>
    </style:style>
    <style:style style:name="T7" style:family="text">
      <style:text-properties fo:color="#0e84b5" fo:font-weight="bold"/>
    </style:style>
    <style:style style:name="T8" style:family="text">
      <style:text-properties fo:color="#666666"/>
    </style:style>
    <style:style style:name="T9" style:family="text">
      <style:text-properties fo:color="#666666" fo:font-style="normal" fo:font-weight="normal"/>
    </style:style>
    <style:style style:name="T10" style:family="text">
      <style:text-properties fo:color="#4070a0"/>
    </style:style>
    <style:style style:name="T11" style:family="text">
      <style:text-properties fo:color="#208050" fo:font-style="normal" fo:font-weight="normal"/>
    </style:style>
    <style:style style:name="T12" style:family="text">
      <style:text-properties style:font-name="Ubuntu"/>
    </style:style>
    <style:style style:name="T13" style:family="text">
      <style:text-properties style:font-name="Ubuntu" fo:font-style="italic" style:font-style-asian="italic" style:font-style-complex="italic"/>
    </style:style>
    <style:style style:name="fr1" style:family="graphic" style:parent-style-name="Frame">
      <style:graphic-properties style:vertical-pos="top" style:vertical-rel="paragraph-content" style:horizontal-pos="left" style:horizontal-rel="paragraph" fo:background-color="#ccffff" style:background-transparency="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rtle Graphics Crib Sheet</text:p>
      <text:p text:style-name="Standard"><text:span text:style-name="T12">This is a summary of the Turtle graphics commands, some of which you have used before and some of which will be new to you. </text:span></text:p>
      <text:p text:style-name="Standard"><text:span text:style-name="T12"/></text:p>
      <text:p text:style-name="Standard"><text:span text:style-name="T12">For each of these, the parameters (the stuff in brackets) represents a value that you need to supply – either as a number or as a variable. For example: forward(</text:span><text:span text:style-name="T13">distance</text:span><text:span text:style-name="T12">) means that you need to replace </text:span><text:span text:style-name="T13">distance</text:span><text:span text:style-name="T12"> with a number or a variable.</text:span></text:p>
      <text:p text:style-name="Standard"><text:span text:style-name="T12"/></text:p>
      <text:p text:style-name="Standard"><text:span text:style-name="T12">For angles, remember that 90degrees is a right-angle, 180degrees is a straight line and 360degrees takes you full-circle to where you started from.</text:span></text:p>
      <text:p text:style-name="Standard"><draw:frame draw:style-name="fr1" draw:name="Frame8" text:anchor-type="paragraph" svg:width="17.321cm" draw:z-index="5"><draw:text-box fo:min-height="6.78cm"><text:p text:style-name="P5"># move relative to where the turtle is now</text:p><text:p text:style-name="P5">forward(<text:span text:style-name="T1">distance</text:span>) <text:s/># or: fd(<text:span text:style-name="T1">distance</text:span>)</text:p><text:p text:style-name="P5">backward(<text:span text:style-name="T1">distance</text:span>) # or: bk(<text:span text:style-name="T1">distance</text:span>) back(<text:span text:style-name="T1">distance</text:span>)</text:p><text:p text:style-name="P5">right(<text:span text:style-name="T1">angle</text:span>) <text:s text:c="6"/># or: rt(<text:span text:style-name="T1">angle</text:span>)</text:p><text:p text:style-name="P5">left(<text:span text:style-name="T1">angle</text:span>) <text:s text:c="7"/># or: lt(<text:span text:style-name="T1">angle</text:span>)</text:p><text:p text:style-name="P5"/><text:p text:style-name="P5"># move absolute (0,0 is the centre of the screen)</text:p><text:p text:style-name="P5">goto(<text:span text:style-name="T1">xpos, ypos</text:span>) <text:s text:c="2"/># or: setpos(<text:span text:style-name="T1">xpos, ypos</text:span>) setposition(<text:span text:style-name="T1">xpos, ypos</text:span>)</text:p><text:p text:style-name="P5">setx(<text:span text:style-name="T1">xpos</text:span>) <text:s text:c="8"/># move to given x position while keeping y position unchanged</text:p><text:p text:style-name="P5">sety(<text:span text:style-name="T1">ypos</text:span>) <text:s text:c="8"/># move to given y position while keeping x position unchanged</text:p><text:p text:style-name="P5">setheading(<text:span text:style-name="T1">angle</text:span>) <text:s/># or seth(<text:span text:style-name="T1">angle</text:span>). 0 means right/east. 90 means up/north</text:p><text:p text:style-name="P5">home() <text:s text:c="12"/># move back to the centre of the screen and point right</text:p><text:p text:style-name="P5"><text:s text:c="19"/># ..leaves a trail if isdown()</text:p><text:p text:style-name="P5">clear() <text:s text:c="11"/># clear the screen. The turtle stays where it was.</text:p><text:p text:style-name="P5">reset() <text:s text:c="11"/># do home() then clear()</text:p><text:p text:style-name="P5"/><text:p text:style-name="P5"># shapes</text:p><text:p text:style-name="P5">circle(<text:span text:style-name="T1">radius</text:span>)</text:p><text:p text:style-name="P5">circle(<text:span text:style-name="T1">radius, extent</text:span>) # extent is an angle: 90 will draw a quarter-circle</text:p><text:p text:style-name="P5">circle(<text:span text:style-name="T1">radius, extent, steps</text:span>) # draw a regular polygon with <text:span text:style-name="T1">steps</text:span> sides</text:p><text:p text:style-name="P5">dot(<text:span text:style-name="T1">size, colour</text:span>) <text:s/># more on colours below..</text:p><text:p text:style-name="P5">stamp() <text:s text:c="11"/># stamp the turtle shape at the current position. More below..</text:p><text:p text:style-name="P5"/><text:p text:style-name="P5"># miscellaneous</text:p><text:p text:style-name="P5">undo() <text:s text:c="12"/># undo the last action – can be called repeatedly</text:p><text:p text:style-name="P5">speed(<text:span text:style-name="T1">speed</text:span>) <text:s text:c="6"/># 1 is slowest, 6 is normal, 10 is fast. 0 is fastest (yes, 0)</text:p><text:p text:style-name="P5">reset() <text:s text:c="11"/># clear the screen, move back to screen centre, point right</text:p><text:p text:style-name="P5">clear()</text:p><text:p text:style-name="P5">write(<text:span text:style-name="T1">"Hello"</text:span>) <text:s text:c="4"/># print some text at the turtle position</text:p></draw:text-box></draw:frame><text:span text:style-name="T12"/></text:p>
      <text:p text:style-name="Standard"><text:span text:style-name="T12">You can find out the current position of the turtle (for example, you might store these in variables so that your program can draw something somewhere else then come back to the current position).</text:span></text:p>
      <text:p text:style-name="Standard"><draw:frame draw:style-name="fr1" draw:name="Frame10" text:anchor-type="paragraph" svg:width="17.321cm" draw:z-index="6"><draw:text-box fo:min-height="3.967cm"><text:p text:style-name="P5"># find out the turtle's state</text:p><text:p text:style-name="P5">(<text:span text:style-name="T1">xpos, ypos</text:span>) = position() <text:s text:c="9"/># or: pos()</text:p><text:p text:style-name="P5"><text:span text:style-name="T1">angle</text:span> = towards(<text:span text:style-name="T1">xpos, ypos</text:span>) <text:s text:c="7"/># the angle between turtle's current position</text:p><text:p text:style-name="P5"><text:s text:c="35"/># and the co-ordinate <text:span text:style-name="T1">xpos,ypos</text:span></text:p><text:p text:style-name="P5"><text:span text:style-name="T1">xpos = </text:span><text:span text:style-name="T2">xcor() <text:s text:c="21"/># like position() but only returns the</text:span></text:p><text:p text:style-name="P5"><text:span text:style-name="T2"><text:s text:c="35"/># x co-ordinate</text:span></text:p><text:p text:style-name="P5"><text:span text:style-name="T1">ypos</text:span><text:span text:style-name="T2"> = ycor() <text:s text:c="21"/># like position() but only returns the</text:span></text:p><text:p text:style-name="P5"><text:span text:style-name="T2"><text:s text:c="35"/># y co-ordinate</text:span></text:p><text:p text:style-name="P5"><text:span text:style-name="T1">angle</text:span><text:span text:style-name="T2"> = heading() <text:s text:c="17"/># current direction turtle is facing</text:span></text:p><text:p text:style-name="P5"><text:span text:style-name="T1">how_far</text:span><text:span text:style-name="T2"> = distance(</text:span><text:span text:style-name="T1">xpos, ypos</text:span><text:span text:style-name="T2">) <text:s text:c="4"/># the distance from turtle's current position</text:span></text:p><text:p text:style-name="P5"><text:span text:style-name="T2"><text:s text:c="35"/># to the co-ordinate </text:span><text:span text:style-name="T1">xpos,ypos</text:span></text:p></draw:text-box></draw:frame><text:span text:style-name="T12"/></text:p>
      <text:p text:style-name="Standard"><text:soft-page-break/><text:span text:style-name="T12">To start with, the turtle leaves a thin black line behind as it moves. You can change that.</text:span></text:p>
      <text:p text:style-name="Standard"><draw:frame draw:style-name="fr1" draw:name="Frame11" text:anchor-type="paragraph" svg:width="17.321cm" draw:z-index="7"><draw:text-box fo:min-height="2.312cm"><text:p text:style-name="P5"># pen control</text:p><text:p text:style-name="P5">pendown() <text:s text:c="7"/># or: pd() down(). When the pen is down, turtle leaves a trail.</text:p><text:p text:style-name="P5">penup() <text:s text:c="9"/># or: pu() up(). When the pen is up, turtle leaves no trail.</text:p><text:p text:style-name="P5">pensize(<text:span text:style-name="T1">width</text:span>) <text:s text:c="2"/># or: width(<text:span text:style-name="T1">width</text:span>). Change the width of the line</text:p><text:p text:style-name="P5">isdown() <text:s text:c="8"/># return True if the pen is currently down.</text:p><text:p text:style-name="P5">pencolor(<text:span text:style-name="T1">colour</text:span>) # more on colours below..</text:p></draw:text-box></draw:frame><text:span text:style-name="T12"/></text:p>
      <text:p text:style-name="Standard"><text:span text:style-name="T12">There are three different ways to specify colours:</text:span></text:p>
      <text:list xml:id="list869149365" text:style-name="L2">
        <text:list-item>
          <text:p text:style-name="P8"><text:span text:style-name="T12">By name: "red", "blue", "green", "turquoise", "yellow", "gold"</text:span></text:p>
        </text:list-item>
        <text:list-item>
          <text:p text:style-name="P8"><text:span text:style-name="T12">With a Red/Green/Blue hex triplet, for example: pencolor("#ff8040") (ask me for more details..)</text:span></text:p>
        </text:list-item>
        <text:list-item>
          <text:p text:style-name="P8"><text:span text:style-name="T12">With a Red/Green/Blue tuple, for example: pencolor(1, 0.5, 1.0). Each of those three numbers must be between 0 and 1. The first is the amount of red, the second is the amount of green and the third is the amount of blue. (1,0,0) is red, (1,1,1) is white (0,0,0) is black, (1,1,0) is yellow (ask me for more details..)</text:span></text:p>
        </text:list-item>
      </text:list>
      <text:p text:style-name="Standard"><text:span text:style-name="T12"/></text:p>
      <text:p text:style-name="P2">To start with, the turtle is a narrow arrow shape; you can see the shape and the direction in which it is pointing. You can change that.</text:p>
      <text:p text:style-name="P2"><draw:frame draw:style-name="fr1" draw:name="Frame12" text:anchor-type="paragraph" svg:width="17.321cm" draw:z-index="8"><draw:text-box fo:min-height="2.312cm"><text:p text:style-name="P5"># shapes</text:p><text:p text:style-name="P5">showturtle() <text:s text:c="4"/># or: st(). Make turtle visible</text:p><text:p text:style-name="P5">hideturtle() <text:s text:c="4"/># or: ht(). Make turtle invisible</text:p><text:p text:style-name="P5">isvisible() <text:s text:c="5"/># return True if turtle is currently visible</text:p><text:p text:style-name="P5">shape(<text:span text:style-name="T1">newshape</text:span>) <text:s/># <text:span text:style-name="T1">newshape</text:span> is the new shape for turtle<text:line-break/>getshapes() <text:s text:c="5"/># list the shapes that can be used for shape()</text:p></draw:text-box></draw:frame></text:p>
      <text:p text:style-name="P2">You can use your turtle shape as a "stamp". You won't notice the stamp until you move the turtle elsewhere...</text:p>
      <text:p text:style-name="P2"><draw:frame draw:style-name="fr1" draw:name="Frame14" text:anchor-type="paragraph" svg:width="17.321cm" draw:z-index="10"><draw:text-box fo:min-height="2.312cm"><text:p text:style-name="P5"># stamp</text:p><text:p text:style-name="P5">stamp() <text:s text:c="9"/># stamp here</text:p><text:p text:style-name="P5"><text:span text:style-name="T1">fred</text:span>=stamp() <text:s text:c="4"/># stamp here and remember where the stamp was</text:p><text:p text:style-name="P5">clearstamp(<text:span text:style-name="T1">fred</text:span>) # delete the stamp made at location <text:span text:style-name="T1">fred</text:span></text:p><text:p text:style-name="P5">clearstamps() <text:s text:c="3"/># delete all stamps</text:p><text:p text:style-name="P5">clearstamps(1) <text:s text:c="2"/># delete the last stamp</text:p><text:p text:style-name="P5">clearstamps(3) <text:s text:c="2"/># delete the last 3 stamps</text:p></draw:text-box></draw:frame></text:p>
      <text:p text:style-name="P2">If you create a closed shape you can fill it in...</text:p>
      <text:p text:style-name="P2"><draw:frame draw:style-name="fr1" draw:name="Frame15" text:anchor-type="paragraph" svg:width="17.321cm" draw:z-index="11"><draw:text-box fo:min-height="2.312cm"><text:p text:style-name="P5"># fill</text:p><text:p text:style-name="P5">fillcolor(<text:span text:style-name="T1">colour</text:span>) # set the fill colour to <text:span text:style-name="T1">colour</text:span></text:p><text:p text:style-name="P5">color(<text:span text:style-name="T1">colour</text:span>) <text:s text:c="4"/># set the pencolor and fillcolor to <text:span text:style-name="T1">colour</text:span></text:p><text:p text:style-name="P6">begin_fill() <text:s text:c="5"/># call this before starting to draw a shape to be filled</text:p><text:p text:style-name="P5"><text:span text:style-name="T2">end_fill() <text:s text:c="7"/># fill the shape</text:span></text:p><text:p text:style-name="P5"><text:span text:style-name="T2">filling() <text:s text:c="8"/># return True if currently filling</text:span></text:p></draw:text-box></draw:frame></text:p>
      <text:p text:style-name="P2">You can have several turtles on the screen at the same time and control them independently. Here's an example...</text:p>
      <text:p text:style-name="P2"/>
      <text:p text:style-name="P2"><draw:frame draw:style-name="fr1" draw:name="Frame13" text:anchor-type="paragraph" svg:width="17.321cm" draw:z-index="9"><draw:text-box fo:min-height="2.312cm"><text:p text:style-name="P5"># multiple turtles</text:p><text:p text:style-name="P5">t1 = Turtle()</text:p><text:p text:style-name="P5">t2 = Turtle()</text:p><text:p text:style-name="P5">t1.shape("turtle")</text:p><text:p text:style-name="P5">t2.shape("square")</text:p><text:p text:style-name="P5">t1.forward(100)</text:p><text:p text:style-name="P5">t2.left(90)</text:p><text:p text:style-name="P5">t2.forward(50)</text:p></draw:text-box></draw:frame><text:soft-page-break/></text:p>
      <text:p text:style-name="P2">This is almost (but not quite) everything you can do. Here are a couple of little sample programs.</text:p>
      <text:p text:style-name="P2"><draw:frame draw:style-name="fr1" draw:name="Frame1" text:anchor-type="paragraph" svg:width="17.321cm" draw:z-index="0"><draw:text-box fo:min-height="4.101cm"><text:p text:style-name="P7"># red and yellow star, from the Python Turtle documentation</text:p><text:p text:style-name="P4"><text:span text:style-name="T4">from</text:span> <text:span text:style-name="T7">turtle</text:span> <text:span text:style-name="T4">import</text:span> <text:span text:style-name="T8">*</text:span></text:p><text:p text:style-name="P4">color(<text:span text:style-name="T10">'red'</text:span>, <text:span text:style-name="T10">'yellow'</text:span>)</text:p><text:p text:style-name="P4">begin_fill()</text:p><text:p text:style-name="P4"><text:span text:style-name="T4">while</text:span> <text:span text:style-name="T4">True</text:span>:</text:p><text:p text:style-name="P4"><text:s text:c="4"/><text:span text:style-name="T3">forward(</text:span><text:span text:style-name="T11">200</text:span><text:span text:style-name="T3">)</text:span></text:p><text:p text:style-name="P4"><text:s text:c="4"/><text:span text:style-name="T3">left(</text:span><text:span text:style-name="T11">170</text:span><text:span text:style-name="T3">)</text:span></text:p><text:p text:style-name="P4"><text:s text:c="4"/><text:span text:style-name="T5">if</text:span><text:span text:style-name="T3"> </text:span><text:span text:style-name="T6">abs</text:span><text:span text:style-name="T3">(pos()) </text:span><text:span text:style-name="T9">&lt;</text:span><text:span text:style-name="T3"> </text:span><text:span text:style-name="T11">1</text:span><text:span text:style-name="T3">:</text:span></text:p><text:p text:style-name="P4"><text:s text:c="8"/><text:span text:style-name="T5">break</text:span></text:p><text:p text:style-name="P4">end_fill()</text:p><text:p text:style-name="P4">done()</text:p></draw:text-box></draw:frame></text:p>
      <text:p text:style-name="P2"><draw:frame draw:style-name="fr1" draw:name="Frame2" text:anchor-type="paragraph" svg:width="17.321cm" draw:z-index="12"><draw:text-box fo:min-height="2.312cm"><text:p text:style-name="P5"># squares</text:p><text:p text:style-name="P5">from turtle import *</text:p><text:p text:style-name="P5"/><text:p text:style-name="P5">penup()</text:p><text:p text:style-name="P5">color('red', 'yellow')</text:p><text:p text:style-name="P5"/><text:p text:style-name="P5"># draw a square using current turtle direction</text:p><text:p text:style-name="P5">def do_square(x,y,size):</text:p><text:p text:style-name="P5"><text:s text:c="4"/>begin_fill()</text:p><text:p text:style-name="P5"><text:s text:c="4"/>penup()</text:p><text:p text:style-name="P5"><text:s text:c="4"/>goto(x,y)</text:p><text:p text:style-name="P5"><text:s text:c="4"/>pendown()</text:p><text:p text:style-name="P5"><text:s text:c="4"/>forward(size)</text:p><text:p text:style-name="P5"><text:s text:c="4"/>right(90)</text:p><text:p text:style-name="P5"><text:s text:c="4"/>forward(size)</text:p><text:p text:style-name="P5"><text:s text:c="4"/>right(90)</text:p><text:p text:style-name="P5"><text:s text:c="4"/>forward(size)</text:p><text:p text:style-name="P5"><text:s text:c="4"/>right(90)</text:p><text:p text:style-name="P5"><text:s text:c="4"/>forward(size)</text:p><text:p text:style-name="P5"><text:s text:c="4"/>right(90)</text:p><text:p text:style-name="P5"><text:s text:c="4"/># back where I started</text:p><text:p text:style-name="P5"><text:s text:c="4"/>end_fill()</text:p><text:p text:style-name="P5"/><text:p text:style-name="P5"># set of colours to use</text:p><text:p text:style-name="P5">colours = ["#c0c0c0", "#808080", "#404040", "#202020", "#101010", "red", "orange", "yellow", "green", "blue", "#9000f3", "violet"]</text:p><text:p text:style-name="P5"/><text:p text:style-name="P5"># draw some coloured squares</text:p><text:p text:style-name="P5">for i in range(0,12):</text:p><text:p text:style-name="P5"><text:s text:c="4"/>color('red', colours[i])</text:p><text:p text:style-name="P5"><text:s text:c="4"/>do_square(45*i-200, 45*i-200, 40)</text:p></draw:text-box></draw:frame></text:p>
      <text:p text:style-name="P2"><draw:frame draw:style-name="fr1" draw:name="Frame3" text:anchor-type="paragraph" svg:width="17.321cm" draw:z-index="13"><draw:text-box fo:min-height="2.312cm"><text:p text:style-name="P5"># draw some flowers</text:p><text:p text:style-name="P5">from turtle import *</text:p><text:p text:style-name="P5">from random import *</text:p><text:p text:style-name="P5"/><text:p text:style-name="P5">def petal(length):</text:p><text:p text:style-name="P5"><text:s text:c="4"/># remember where I started and what direction I was pointing in</text:p><text:p text:style-name="P5"><text:s text:c="4"/>orient=heading()</text:p><text:p text:style-name="P5"><text:s text:c="4"/>posn=pos()</text:p><text:p text:style-name="P5"><text:s text:c="4"/>pendown()</text:p><text:p text:style-name="P5"><text:s text:c="4"/>forward(length)</text:p><text:p text:style-name="P5"><text:s text:c="4"/>left(90)</text:p><text:p text:style-name="P5"><text:s text:c="4"/>forward(length/20)</text:p><text:p text:style-name="P5"><text:s text:c="4"/>left(180)</text:p><text:p text:style-name="P5"><text:s text:c="4"/>forward(2*length/20)</text:p><text:p text:style-name="P5"><text:s text:c="4"/>penup()</text:p><text:p text:style-name="P5"><text:s text:c="4"/># Go back to where I started</text:p><text:p text:style-name="P5"><text:s text:c="4"/>setpos(posn)</text:p><text:p text:style-name="P5"><text:s text:c="4"/>setheading(orient)</text:p><text:p text:style-name="P5"/><text:p text:style-name="P5">def flower(x, y, length, petals):</text:p><text:p text:style-name="P5"><text:s text:c="4"/>for pet in range(0,petals):</text:p><text:p text:style-name="P5"><text:s text:c="8"/>goto(x, y)</text:p><text:p text:style-name="P5"><text:s text:c="8"/>petal(length)</text:p><text:p text:style-name="P5"><text:s text:c="8"/>right(360/petals)</text:p><text:p text:style-name="P5"/><text:p text:style-name="P5"># set of colours to use</text:p><text:p text:style-name="P5">colours=["red", "green", "blue", "yellow", "orange", "violet", "turquoise"]</text:p><text:p text:style-name="P5">speed(11)</text:p><text:p text:style-name="P5">penup()</text:p><text:p text:style-name="P5"/><text:p text:style-name="P5">for i in range(0,50):</text:p><text:p text:style-name="P5"><text:s text:c="4"/>x=randint(-400, 400)</text:p><text:p text:style-name="P5"><text:s text:c="4"/>y=randint(-400, 400)</text:p><text:p text:style-name="P5"><text:s text:c="4"/>length=randint(15,60)</text:p><text:p text:style-name="P5"><text:s text:c="4"/>numpets=randint(5,20)</text:p><text:p text:style-name="P5"><text:s text:c="4"/>color(colours[i%7])</text:p><text:p text:style-name="P5"><text:s text:c="4"/>flower(x,y,length, numpets)</text:p></draw:text-box></draw:frame><text:soft-page-break/></text:p>
      <text:p text:style-name="P2"/>
      <text:p text:style-name="P2"/>
      <text:p text:style-name="P2"/>
      <text:p text:style-name="P2"/>
      <text:p text:style-name="P3"/>
      <text:p text:style-name="P3"/>
      <text:p text:style-name="P3">Installing Python at home</text:p>
      <text:p text:style-name="P2"/>
      <text:p text:style-name="P2">Python is <text:span text:style-name="T1">completely free </text:span>to download and to use. If you want to install it on a computer at home (if it's not yours, ask the owner's permission first) you can download it from <text:a xlink:type="simple" xlink:href="http://www.python.org/">http://www.python.org</text:a>. Go to the "downloads" page and look for a link like "Latest Python 3 Release Python 3.4.1". If you try to do this and get stuck, ask 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ans-serif"/>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7" text:anchor-type="paragraph" svg:x="14.34cm" svg:y="0.52cm" svg:width="2cm" draw:z-index="4"><draw:text-box fo:min-height="0.499cm"><text:p text:style-name="Frame_20_contents">V1.0</text:p></draw:text-box></draw:frame>Page <text:page-number text:select-page="current">3</text:page-number> of <text:page-count>4</text:page-count><text:tab/>Turtle Graphics Crib Sheet by Neal Crook June 2014. CC-BY-S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21:10:27</meta:creation-date>
    <meta:generator>LibreOffice/3.5$Linux_x86 LibreOffice_project/350m1$Build-2</meta:generator>
    <dc:date>2014-06-03T21:54:59</dc:date>
    <meta:editing-duration>PT2H41M20S</meta:editing-duration>
    <meta:editing-cycles>8</meta:editing-cycles>
    <meta:document-statistic meta:table-count="0" meta:image-count="0" meta:object-count="0" meta:page-count="4" meta:paragraph-count="158" meta:word-count="1092" meta:character-count="7240" meta:non-whitespace-character-count="5681"/>
  </office:meta>
</office:document-meta>
</file>